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67mm"/>
    </style:style>
    <style:style style:name="co2" style:family="table-column">
      <style:table-column-properties fo:break-before="auto" style:column-width="64.31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134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top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000000" style:text-align-source="fix" style:repeat-content="false" style:vertical-align="top"/>
      <style:paragraph-properties fo:text-align="end" fo:margin-left="0mm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5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00" fo:font-weight="bold" style:font-weight-asian="bold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7" style:family="table-cell" style:parent-style-name="Default">
      <style:table-cell-properties fo:background-color="#000000"/>
      <style:text-properties fo:color="#ffff00" fo:font-weight="bold" style:font-weight-asian="bold" style:font-weight-complex="bold"/>
    </style:style>
  </office:automatic-styles>
  <office:body>
    <office:spreadsheet>
      <table:table table:name="glossary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6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PT-BR</text:p>
          </table:table-cell>
          <table:table-cell table:style-name="ce3" office:value-type="string" calcext:value-type="string">
            <text:p>chapter</text:p>
          </table:table-cell>
          <table:table-cell table:style-name="ce3" office:value-type="string" calcext:value-type="string">
            <text:p>order</text:p>
          </table:table-cell>
          <table:table-cell table:style-name="ce5" office:value-type="string" calcext:value-type="string">
            <text:p>definition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absolute path</text:p>
          </table:table-cell>
          <table:table-cell office:value-type="string" calcext:value-type="string">
            <text:p>caminho absoluto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path that starts from the topmost directory in the file syste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mulator</text:p>
          </table:table-cell>
          <table:table-cell office:value-type="string" calcext:value-type="string">
            <text:p>acumulado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variable used in a loop to add up or accumulate a resul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oritm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general process for solving a category of problem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asing</text:p>
          </table:table-cell>
          <table:table-cell office:value-type="string" calcext:value-type="string">
            <text:p>apelidamento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circumstance where two or more variables refer to the same objec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lysis of algorithms</text:p>
          </table:table-cell>
          <table:table-cell office:value-type="string" calcext:value-type="string">
            <text:p>análise de algoritmo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way to compare algorithms in terms of their run time and/or space requirement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gument</text:p>
          </table:table-cell>
          <table:table-cell office:value-type="string" calcext:value-type="string">
            <text:p>argument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value provided to a function when the function is called. This value is assigned to the corresponding parameter in the func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ert statement</text:p>
          </table:table-cell>
          <table:table-cell office:value-type="string" calcext:value-type="string">
            <text:p>instrução ``assert``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statement that check a condition and raises an exception if it fail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atribuiçã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 statement that assigns a value to a varia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atributo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named values associated with an objec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gmented assignment</text:p>
          </table:table-cell>
          <table:table-cell office:value-type="string" calcext:value-type="string">
            <text:p>atribuição combinad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tatement that updates the value of a variable using an operator like ``+=``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string" calcext:value-type="string">
            <text:p>caso bas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conditional branch in a recursive function that does not make a recursive call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chmarking</text:p>
          </table:table-cell>
          <table:table-cell office:value-type="string" calcext:value-type="string">
            <text:p>teste de desempenho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rocess of choosing between data structures by implementing alternatives and testing them on a sample of the possible input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g-Oh notation</text:p>
          </table:table-cell>
          <table:table-cell office:value-type="string" calcext:value-type="string">
            <text:p>notação assintótica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ation for representing an order of growth; for example, :math:`O(n)` represents the set of functions that grow linearl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equence of statements inside a function defini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olean expression</text:p>
          </table:table-cell>
          <table:table-cell office:value-type="string" calcext:value-type="string">
            <text:p>expressão boolea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expression whose value is either True or Fals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desvi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e of the alternative sequences of statements in a conditional statem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 error in a progra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ytes object</text:p>
          </table:table-cell>
          <table:table-cell office:value-type="string" calcext:value-type="string">
            <text:p>objeto ``bytes``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 object similar to a string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l graph</text:p>
          </table:table-cell>
          <table:table-cell office:value-type="string" calcext:value-type="string">
            <text:p>diagrama de chamada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 diagram that shows every frame created during the execution of a program, with an arrow from each caller to each calle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</text:p>
          </table:table-cell>
          <table:table-cell office:value-type="string" calcext:value-type="string">
            <text:p>captura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 prevent an exception from terminating a program using the try and except statemen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ed conditional</text:p>
          </table:table-cell>
          <table:table-cell office:value-type="string" calcext:value-type="string">
            <text:p>condicional encadead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conditional statement with a series of alternative branch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ld class</text:p>
          </table:table-cell>
          <table:table-cell office:value-type="string" calcext:value-type="string">
            <text:p>classe derivada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new class created by inheriting from an existing class; also called a “subclass”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rogrammer-defined type. A class definition creates a new class objec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ss attribute</text:p>
          </table:table-cell>
          <table:table-cell office:value-type="string" calcext:value-type="string">
            <text:p>atributo de clas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attribute associated with a class object. Class attributes are defined inside a class definition but outside any metho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ss diagram</text:p>
          </table:table-cell>
          <table:table-cell office:value-type="string" calcext:value-type="string">
            <text:p>diagrama de classe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diagram that shows the classes in a program and the relationships between them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ss object</text:p>
          </table:table-cell>
          <table:table-cell office:value-type="string" calcext:value-type="string">
            <text:p>objeto-clas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object that contains information about a programmer-defined type. The class object can be used to create instances of the typ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comentári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ormation in a program that is meant for other programmers (or anyone reading the source code) and has no effect on the execution of the program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osition</text:p>
          </table:table-cell>
          <table:table-cell office:value-type="string" calcext:value-type="string">
            <text:p>composição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sing an expression as part of a larger expression, or a statement as part of a larger statemen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ound statement</text:p>
          </table:table-cell>
          <table:table-cell office:value-type="string" calcext:value-type="string">
            <text:p>instrução compos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statement that consists of a header and a body. The header ends with a colon (:). The body is indented relative to the head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string" calcext:value-type="string">
            <text:p>concatena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 join two operands end-to-end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dition</text:p>
          </table:table-cell>
          <table:table-cell office:value-type="string" calcext:value-type="string">
            <text:p>condiçã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boolean expression in a conditional statement that determines which branch run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tional expression</text:p>
          </table:table-cell>
          <table:table-cell office:value-type="string" calcext:value-type="string">
            <text:p>expressão condicion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 expression that has one of two values, depending on a condi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tional statement</text:p>
          </table:table-cell>
          <table:table-cell office:value-type="string" calcext:value-type="string">
            <text:p>instrução condicion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tatement that controls the flow of execution depending on some condi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ntado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variable used to count something, usually initialized to zero and then incremen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over point</text:p>
          </table:table-cell>
          <table:table-cell office:value-type="string" calcext:value-type="string">
            <text:p>ponto de cruzamento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roblem size where two algorithms require the same run time or spac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ta encapsulation</text:p>
          </table:table-cell>
          <table:table-cell office:value-type="string" calcext:value-type="string">
            <text:p>encapsulamento de dado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program development plan that involves a prototype using global variables and a final version that makes the global variables into instance attribut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 structure</text:p>
          </table:table-cell>
          <table:table-cell office:value-type="string" calcext:value-type="string">
            <text:p>estrutura de dado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collection of related values, often organized in lists, dictionaries, tuples, etc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banco de dados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file whose contents are organized like a dictionary with keys that correspond to valu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ad code</text:p>
          </table:table-cell>
          <table:table-cell office:value-type="string" calcext:value-type="string">
            <text:p>código mor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a program that can never run, often because it appears after a return statem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depuração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e process of finding and correcting bug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laration</text:p>
          </table:table-cell>
          <table:table-cell office:value-type="string" calcext:value-type="string">
            <text:p>declaração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statement like global that tells the interpreter something about a varia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decrementa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update that decreases the value of a variabl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ep copy</text:p>
          </table:table-cell>
          <table:table-cell office:value-type="string" calcext:value-type="string">
            <text:p>cópia profund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 copy the contents of an object as well as any embedded objects, and any objects embedded in them, and so on; implemented by the deepcopy function in the copy modu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 value</text:p>
          </table:table-cell>
          <table:table-cell office:value-type="string" calcext:value-type="string">
            <text:p>valor defaul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value given to an optional parameter if no argument is provi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imiter</text:p>
          </table:table-cell>
          <table:table-cell office:value-type="string" calcext:value-type="string">
            <text:p>delimitado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character or string used to indicate where a string should be spli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pendency</text:p>
          </table:table-cell>
          <table:table-cell office:value-type="string" calcext:value-type="string">
            <text:p>dependência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relationship between two classes where instances of one class use instances of the other class, but do not store them as attribut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igned development</text:p>
          </table:table-cell>
          <table:table-cell office:value-type="string" calcext:value-type="string">
            <text:p>desenvolvimento planejad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evelopment plan that involves high-level insight into the problem and more planning than incremental development or prototype developmen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terministic</text:p>
          </table:table-cell>
          <table:table-cell office:value-type="string" calcext:value-type="string">
            <text:p>determinístic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taining to a program that does the same thing each time it runs, given the same inpu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elopment plan</text:p>
          </table:table-cell>
          <table:table-cell office:value-type="string" calcext:value-type="string">
            <text:p>plano de desenvolviment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process for writing program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dicionári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pping from keys to their corresponding valu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diretóri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named collection of files, also called a folde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cstr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tring that appears at the top of a function definition to document the function’s interfac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t notation</text:p>
          </table:table-cell>
          <table:table-cell office:value-type="string" calcext:value-type="string">
            <text:p>notação de pont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syntax for calling a function in another module by specifying the module name followed by a dot (period) and the function nam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elemen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values in a list (or other sequence), also called item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bedded object</text:p>
          </table:table-cell>
          <table:table-cell office:value-type="string" calcext:value-type="string">
            <text:p>objeto embutid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 object that is stored as an attribute of another objec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pty string</text:p>
          </table:table-cell>
          <table:table-cell table:style-name="Default" office:value-type="string" calcext:value-type="string">
            <text:p>string vazi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tring with no characters and length 0, represented by two quotation mark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apsulation</text:p>
          </table:table-cell>
          <table:table-cell office:value-type="string" calcext:value-type="string">
            <text:p>encapsulamen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rocess of transforming a sequence of statements into a function definition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code</text:p>
          </table:table-cell>
          <table:table-cell office:value-type="string" calcext:value-type="string">
            <text:p>codific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represent one set of values using another set of values by constructing a mapping between the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equivalent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ving the same valu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aluate</text:p>
          </table:table-cell>
          <table:table-cell office:value-type="string" calcext:value-type="string">
            <text:p>avalia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 simplify an expression by performing the operations in order to yield a single valu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eption</text:p>
          </table:table-cell>
          <table:table-cell office:value-type="string" calcext:value-type="string">
            <text:p>exceçã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 error that is detected while the program is runn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executa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 run a statement and do what it say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expressã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ombination of variables, operators, and values that represents a single resul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fábrica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function, usually passed as a parameter, used to create objec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 object</text:p>
          </table:table-cell>
          <table:table-cell office:value-type="string" calcext:value-type="string">
            <text:p>objeto-arquiv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value that represents an open fil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processing pattern that traverses a list and selects the elements that satisfy some criter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g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 boolean variable used to indicate whether a condition is tru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ing-point</text:p>
          </table:table-cell>
          <table:table-cell office:value-type="string" calcext:value-type="string">
            <text:p>ponto-flutuant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type that represents numbers with fractional part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or division</text:p>
          </table:table-cell>
          <table:table-cell office:value-type="string" calcext:value-type="string">
            <text:p>divisão pelo pis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 operator, denoted //, that divides two numbers and rounds down (toward zero) to an integ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of execution</text:p>
          </table:table-cell>
          <table:table-cell office:value-type="string" calcext:value-type="string">
            <text:p>fluxo de execução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e order statements run in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mal language</text:p>
          </table:table-cell>
          <table:table-cell office:value-type="string" calcext:value-type="string">
            <text:p>linguagem form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y one of the languages that people have designed for specific purposes, such as representing mathematical ideas or computer programs; all programming languages are formal languag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mat operator</text:p>
          </table:table-cell>
          <table:table-cell office:value-type="string" calcext:value-type="string">
            <text:p>operador de formataçã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operator, %, that takes a format string and a tuple and generates a string that includes the elements of the tuple formatted as specified by the format string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mat sequence</text:p>
          </table:table-cell>
          <table:table-cell office:value-type="string" calcext:value-type="string">
            <text:p>sequência de formataçã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equence of characters in a format string, like %d, that specifies how a value should be format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at string</text:p>
          </table:table-cell>
          <table:table-cell office:value-type="string" calcext:value-type="string">
            <text:p>string de formataçã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string, used with the format operator, that contains format sequenc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box in a stack diagram that represents a function call. It contains the local variables and parameters of the func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uitful function</text:p>
          </table:table-cell>
          <table:table-cell office:value-type="string" calcext:value-type="string">
            <text:p>função produtiv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function that returns a valu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funçã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named sequence of statements that performs some useful operation. Functions may or may not take arguments and may or may not produce a resul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ction call</text:p>
          </table:table-cell>
          <table:table-cell office:value-type="string" calcext:value-type="string">
            <text:p>chamada de funçã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statement that runs a function. It consists of the function name followed by an argument list in parenthes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ction definition</text:p>
          </table:table-cell>
          <table:table-cell office:value-type="string" calcext:value-type="string">
            <text:p>definição de funçã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tatement that creates a new function, specifying its name, parameters, and the statements it contain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ction object</text:p>
          </table:table-cell>
          <table:table-cell office:value-type="string" calcext:value-type="string">
            <text:p>objeto-funçã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value created by a function definition. The name of the function is a variable that refers to a function objec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ctional programming style</text:p>
          </table:table-cell>
          <table:table-cell office:value-type="string" calcext:value-type="string">
            <text:p>programação funciona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tyle of program design in which the majority of functions are pur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reuni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operation of assembling a variable-length argument tupl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lization</text:p>
          </table:table-cell>
          <table:table-cell office:value-type="string" calcext:value-type="string">
            <text:p>generalizaçã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e process of replacing something unnecessarily specific (like a number) with something appropriately general (like a variable or parameter)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 expression</text:p>
          </table:table-cell>
          <table:table-cell office:value-type="string" calcext:value-type="string">
            <text:p>expressão gerador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expression with a for loop in parentheses that yields a generator objec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obal statement</text:p>
          </table:table-cell>
          <table:table-cell office:value-type="string" calcext:value-type="string">
            <text:p>declaração ``global``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 statement that declares a variable name global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obal variable</text:p>
          </table:table-cell>
          <table:table-cell office:value-type="string" calcext:value-type="string">
            <text:p>variável globa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 variable defined outside a function. Global variables can be accessed from any function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ardian</text:p>
          </table:table-cell>
          <table:table-cell office:value-type="string" calcext:value-type="string">
            <text:p>guar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programming pattern that uses a conditional statement to check for and handle circumstances that might cause an erro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-A relationship</text:p>
          </table:table-cell>
          <table:table-cell office:value-type="string" calcext:value-type="string">
            <text:p>relação TEM-UM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relationship between two classes where instances of one class contain references to instances of the oth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h function</text:p>
          </table:table-cell>
          <table:table-cell office:value-type="string" calcext:value-type="string">
            <text:p>função de espalhamento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function used by a hashtable to compute the location for a key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shabl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type that has a hash function. Immutable types like integers, floats and strings are hashable; mutable types like lists and dictionaries are no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htable</text:p>
          </table:table-cell>
          <table:table-cell office:value-type="string" calcext:value-type="string">
            <text:p>tabela de espalhament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algorithm used to implement Python dictionari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tab/></text:p>
          </table:table-cell>
          <table:table-cell office:value-type="string" calcext:value-type="string">
            <text:p>tabela de espalhamento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data structure that represents a collection of key-value pairs and performs search in constant tim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cabeçalh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first line of a function definition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gh-level language</text:p>
          </table:table-cell>
          <table:table-cell office:value-type="string" calcext:value-type="string">
            <text:p>linguagem de alto ní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rogramming language like Python that is designed to be easy for humans to read and writ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idêntico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ng the same object (which implies equivalence)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utable</text:p>
          </table:table-cell>
          <table:table-cell office:value-type="string" calcext:value-type="string">
            <text:p>imutáve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roperty of a sequence whose items cannot be chang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implementaçã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way of performing a comput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 statement</text:p>
          </table:table-cell>
          <table:table-cell office:value-type="string" calcext:value-type="string">
            <text:p>instrução ``import``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 statement that reads a module file and creates a module objec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increment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update that increases the value of a variable (often by one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cremental development</text:p>
          </table:table-cell>
          <table:table-cell office:value-type="string" calcext:value-type="string">
            <text:p>desenvolvimento increment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rogram development plan intended to avoid debugging by adding and testing only a small amount of code at a tim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integer value used to select an item in a sequence, such as a character in a string. In Python indices start from 0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inite loop</text:p>
          </table:table-cell>
          <table:table-cell office:value-type="string" calcext:value-type="string">
            <text:p>laço infini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 loop in which the terminating condition is never satisfied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finite recursion</text:p>
          </table:table-cell>
          <table:table-cell office:value-type="string" calcext:value-type="string">
            <text:p>recursão infinit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 recursion that doesn’t have a base case, or never reaches it. Eventually, an infinite recursion causes a runtime erro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formation hiding</text:p>
          </table:table-cell>
          <table:table-cell office:value-type="string" calcext:value-type="string">
            <text:p>ocultação de informações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principle that the interface provided by an object should not depend on its implementation, in particular the representation of its attribut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heritance</text:p>
          </table:table-cell>
          <table:table-cell office:value-type="string" calcext:value-type="string">
            <text:p>heranç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ility to define a new class that is a modified version of a previously defined cla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inicializaçã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assignment that gives an initial value to a variable that will be upda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nstânci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object that belongs to a cla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nce attribute</text:p>
          </table:table-cell>
          <table:table-cell office:value-type="string" calcext:value-type="string">
            <text:p>atributo de instânci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 attribute associated with an instance of a cla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ntiate</text:p>
          </table:table-cell>
          <table:table-cell office:value-type="string" calcext:value-type="string">
            <text:p>instancia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create a new objec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i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type that represents whole number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ctive mode</text:p>
          </table:table-cell>
          <table:table-cell office:value-type="string" calcext:value-type="string">
            <text:p>modo interativ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way of using the Python interpreter by typing code at the promp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description of how to use a function, including the name and descriptions of the arguments and return valu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preter</text:p>
          </table:table-cell>
          <table:table-cell office:value-type="string" calcext:value-type="string">
            <text:p>interpretad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program that reads another program and executes 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riant</text:p>
          </table:table-cell>
          <table:table-cell office:value-type="string" calcext:value-type="string">
            <text:p>invariant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condition that should always be true during the execution of a progra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ocation</text:p>
          </table:table-cell>
          <table:table-cell office:value-type="string" calcext:value-type="string">
            <text:p>invocação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statement that calls a metho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-A relationship</text:p>
          </table:table-cell>
          <table:table-cell office:value-type="string" calcext:value-type="string">
            <text:p>relação É-UM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relationship between a child class and its parent class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te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values in a sequenc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tab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a dictionary, another name for a key-value pai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eration</text:p>
          </table:table-cell>
          <table:table-cell office:value-type="string" calcext:value-type="string">
            <text:p>iteraçã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eated execution of a set of statements using either a recursive function call or a loop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erator</text:p>
          </table:table-cell>
          <table:table-cell office:value-type="string" calcext:value-type="string">
            <text:p>iterado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 object that can iterate through a sequence, but which does not provide list operators and method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hav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object that appears in a dictionary as the first part of a key-value pai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y-value pair</text:p>
          </table:table-cell>
          <table:table-cell office:value-type="string" calcext:value-type="string">
            <text:p>par chave-valo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representation of the mapping from a key to a valu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palavra-cha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reserved word that is used to parse a program; you cannot use keywords like if, def, and while as variable nam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yword argument</text:p>
          </table:table-cell>
          <table:table-cell office:value-type="string" calcext:value-type="string">
            <text:p>argumento nomead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argument that includes the name of the parameter as a “keyword”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ding term</text:p>
          </table:table-cell>
          <table:table-cell office:value-type="string" calcext:value-type="string">
            <text:p>termo de maior expoente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a polynomial, the term with the highest exponen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linear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 algorithm whose run time is proportional to problem size, at least for large problem siz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equence of valu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 comprehensio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expression with a for loop in square brackets that yields a new lis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cal variable</text:p>
          </table:table-cell>
          <table:table-cell office:value-type="string" calcext:value-type="string">
            <text:p>variável loca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variable defined inside a function. A local variable can only be used inside its func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 operator</text:p>
          </table:table-cell>
          <table:table-cell office:value-type="string" calcext:value-type="string">
            <text:p>operador lógic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ne of the operators that combines boolean expressions: and, or, and no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kup</text:p>
          </table:table-cell>
          <table:table-cell office:value-type="string" calcext:value-type="string">
            <text:p>busc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 dictionary operation that takes a key and finds the corresponding valu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aç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art of a program that can run repeatedly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w-level language</text:p>
          </table:table-cell>
          <table:table-cell office:value-type="string" calcext:value-type="string">
            <text:p>linguagem de baixo nív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rogramming language that is designed to be easy for a computer to run; also called “machine language” or “assembly language”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ine model</text:p>
          </table:table-cell>
          <table:table-cell office:value-type="string" calcext:value-type="string">
            <text:p>máquina-modelo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implified representation of a computer used to describe algorithm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processing pattern that traverses a sequence and performs an operation on each elemen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pping</text:p>
          </table:table-cell>
          <table:table-cell office:value-type="string" calcext:value-type="string">
            <text:p>mapeamen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lationship in which each element of one set corresponds to an element of another s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m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 computed value stored to avoid unnecessary future comput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function that is associated with an object and called using dot notation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tab/></text:p>
          </table:table-cell>
          <table:table-cell office:value-type="string" calcext:value-type="string">
            <text:p>métod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function that is defined inside a class definition and is invoked on instances of that clas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ier</text:p>
          </table:table-cell>
          <table:table-cell office:value-type="string" calcext:value-type="string">
            <text:p>modificador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function that changes one or more of the objects it receives as arguments. Most modifiers are void; that is, they return Non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file that contains a collection of related functions and other definition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ule object</text:p>
          </table:table-cell>
          <table:table-cell office:value-type="string" calcext:value-type="string">
            <text:p>objeto-módulo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 value created by an import statement that provides access to the values defined in a modul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ulus operator</text:p>
          </table:table-cell>
          <table:table-cell office:value-type="string" calcext:value-type="string">
            <text:p>operador de módul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operator, denoted with a percent sign (%), that works on integers and returns the remainder when one number is divided by anothe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tiplicity</text:p>
          </table:table-cell>
          <table:table-cell office:value-type="string" calcext:value-type="string">
            <text:p>cardinalidade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notation in a class diagram that shows, for a HAS-A relationship, how many references there are to instances of another clas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tise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mathematical entity that represents a mapping between the elements of a set and the number of times they appea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ural language</text:p>
          </table:table-cell>
          <table:table-cell office:value-type="string" calcext:value-type="string">
            <text:p>linguagem natura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 one of the languages that people speak that evolved naturally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ted conditional</text:p>
          </table:table-cell>
          <table:table-cell office:value-type="string" calcext:value-type="string">
            <text:p>condicional aninhad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conditional statement that appears in one of the branches of another conditional statem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sted list</text:p>
          </table:table-cell>
          <table:table-cell office:value-type="string" calcext:value-type="string">
            <text:p>lista aninhad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list that is an element of another lis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special value returned by void function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ject</text:p>
          </table:table-cell>
          <table:table-cell office:value-type="string" calcext:value-type="string">
            <text:p>objet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hing a variable can refer to. For now, you can use “object” and “value” interchangeabl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tab/></text:p>
          </table:table-cell>
          <table:table-cell office:value-type="string" calcext:value-type="string">
            <text:p>objet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thing a variable can refer to. An object has a type and a valu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ject diagram</text:p>
          </table:table-cell>
          <table:table-cell office:value-type="string" calcext:value-type="string">
            <text:p>diagrama de objeto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diagram that shows objects, their attributes, and the values of the attribut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ject-oriented language</text:p>
          </table:table-cell>
          <table:table-cell office:value-type="string" calcext:value-type="string">
            <text:p>linguagem orientada a objeto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language that provides features, such as programmer-defined types and methods, that facilitate object-oriented programming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ject-oriented programming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tyle of programming in which data and the operations that manipulate it are organized into classes and method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rand</text:p>
          </table:table-cell>
          <table:table-cell office:value-type="string" calcext:value-type="string">
            <text:p>operand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values on which an operator operat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operado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pecial symbol that represents a simple computation like addition, multiplication, or string concatenation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erator overloading</text:p>
          </table:table-cell>
          <table:table-cell office:value-type="string" calcext:value-type="string">
            <text:p>sobrecarga de operadore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nging the behavior of an operator like + so it works with a programmer-defined typ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onal argument</text:p>
          </table:table-cell>
          <table:table-cell office:value-type="string" calcext:value-type="string">
            <text:p>argumento opciona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function or method argument that is not required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der of growth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set of functions that all grow in a way considered equivalent for purposes of analysis of algorithms. For example, all functions that grow linearly belong to the same order of growth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der of operations</text:p>
          </table:table-cell>
          <table:table-cell office:value-type="string" calcext:value-type="string">
            <text:p>ordem das operaçõe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les governing the order in which expressions involving multiple operators and operands are evalua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erride</text:p>
          </table:table-cell>
          <table:table-cell office:value-type="string" calcext:value-type="string">
            <text:p>sobrepo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replace a default value with an argum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parâmetr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name used inside a function to refer to the value passed as an argum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 class</text:p>
          </table:table-cell>
          <table:table-cell office:value-type="string" calcext:value-type="string">
            <text:p>classe bas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class from which a child class inheri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analisa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 examine a program and analyze the syntactic structur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caminho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string that identifies a fil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sistent</text:p>
          </table:table-cell>
          <table:table-cell office:value-type="string" calcext:value-type="string">
            <text:p>persistent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taining to a program that runs indefinitely and keeps at least some of its data in permanent storag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pe object</text:p>
          </table:table-cell>
          <table:table-cell office:value-type="string" calcext:value-type="string">
            <text:p>objeto pip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An object that represents a running program, allowing a Python program to run commands and read the resul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ymorphic</text:p>
          </table:table-cell>
          <table:table-cell office:value-type="string" calcext:value-type="string">
            <text:p>polimórfico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taining to a function that can work with more than one typ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ability</text:p>
          </table:table-cell>
          <table:table-cell office:value-type="string" calcext:value-type="string">
            <text:p>portabilida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property of a program that can run on more than one kind of compute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itional argument</text:p>
          </table:table-cell>
          <table:table-cell office:value-type="string" calcext:value-type="string">
            <text:p>argumento posicion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argument that does not include a parameter name, so it is not a keyword argum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condition</text:p>
          </table:table-cell>
          <table:table-cell office:value-type="string" calcext:value-type="string">
            <text:p>pós-condição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requirement that should be satisfied by the function before it end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pré-condiçã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requirement that should be satisfied by the caller before a function star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 statement</text:p>
          </table:table-cell>
          <table:table-cell office:value-type="string" calcext:value-type="string">
            <text:p>instrução ``print``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 instruction that causes the Python interpreter to display a value on the scree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blem solving</text:p>
          </table:table-cell>
          <table:table-cell office:value-type="string" calcext:value-type="string">
            <text:p>solução de proble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 process of formulating a problem, finding a solution, and expressing i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programação funcion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set of instructions that specifies a computation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mp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acters displayed by the interpreter to indicate that it is ready to take input from the use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otype and patch</text:p>
          </table:table-cell>
          <table:table-cell office:value-type="string" calcext:value-type="string">
            <text:p>prototipar e ajust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development plan that involves writing a rough draft of a program, testing, and correcting errors as they are found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eudorandom</text:p>
          </table:table-cell>
          <table:table-cell office:value-type="string" calcext:value-type="string">
            <text:p>pseudo-aleatóri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taining to a sequence of numbers that appears to be random, but is generated by a deterministic program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re function</text:p>
          </table:table-cell>
          <table:table-cell office:value-type="string" calcext:value-type="string">
            <text:p>função pur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function that does not modify any of the objects it receives as arguments. Most pure functions are fruitful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adratic</text:p>
          </table:table-cell>
          <table:table-cell office:value-type="string" calcext:value-type="string">
            <text:p>quadrático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 algorithm whose run time is proportional to :math:`n^2`, where :math:`n` is a measure of problem siz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se statement</text:p>
          </table:table-cell>
          <table:table-cell office:value-type="string" calcext:value-type="string">
            <text:p>instrução ``raise``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statement that (deliberately) raises an excep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ssignment</text:p>
          </table:table-cell>
          <table:table-cell office:value-type="string" calcext:value-type="string">
            <text:p>reatribuiçã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gning a new value to a variable that already exis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cursion</text:p>
          </table:table-cell>
          <table:table-cell office:value-type="string" calcext:value-type="string">
            <text:p>recursão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process of calling the function that is currently executing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uce</text:p>
          </table:table-cell>
          <table:table-cell office:value-type="string" calcext:value-type="string">
            <text:p>reduzi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processing pattern that traverses a sequence and accumulates the elements into a single resul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uction to a previously solved problem</text:p>
          </table:table-cell>
          <table:table-cell office:value-type="string" calcext:value-type="string">
            <text:p>redução a um problema resolvid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way of solving a problem by expressing it as an instance of a previously solved problem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factoring</text:p>
          </table:table-cell>
          <table:table-cell office:value-type="string" calcext:value-type="string">
            <text:p>refatoraçã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rocess of modifying a working program to improve function interfaces and other qualities of the cod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erênci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association between a variable and its valu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onal operator</text:p>
          </table:table-cell>
          <table:table-cell office:value-type="string" calcext:value-type="string">
            <text:p>operador relacio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operators that compares its operands: ==, !=, &gt;, &lt;, &gt;=, and &lt;=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 path</text:p>
          </table:table-cell>
          <table:table-cell office:value-type="string" calcext:value-type="string">
            <text:p>caminho relativo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path that starts from the current director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turn statement</text:p>
          </table:table-cell>
          <table:table-cell office:value-type="string" calcext:value-type="string">
            <text:p>instrução ``return``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statement that causes a function to end immediately and return to the calle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turn value</text:p>
          </table:table-cell>
          <table:table-cell office:value-type="string" calcext:value-type="string">
            <text:p>valor devolvid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 result of a function. If a function call is used as an expression, the return value is the value of the express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erse lookup</text:p>
          </table:table-cell>
          <table:table-cell office:value-type="string" calcext:value-type="string">
            <text:p>busca invertid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dictionary operation that takes a value and finds one or more keys that map to it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ubber duck debugging</text:p>
          </table:table-cell>
          <table:table-cell office:value-type="string" calcext:value-type="string">
            <text:p>depuração com patinho de borrach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ugging by explaining your problem to an inanimate object such as a rubber duck. Articulating the problem can help you solve it, even if the rubber duck doesn’t know Pyth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ffolding</text:p>
          </table:table-cell>
          <table:table-cell office:value-type="string" calcext:value-type="string">
            <text:p>“andaime”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that is used during program development but is not part of the final vers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tter</text:p>
          </table:table-cell>
          <table:table-cell office:value-type="string" calcext:value-type="string">
            <text:p>explodi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operation of treating a sequence as a list of argumen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program stored in a fi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 mode</text:p>
          </table:table-cell>
          <table:table-cell office:value-type="string" calcext:value-type="string">
            <text:p>modo de scrip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way of using the Python interpreter to read code from a script and run i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pesquis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pattern of traversal that stops when it finds what it is looking for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tab/>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 problem of locating an element of a collection (like a list or dictionary) or determining that it is not presen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mantic error</text:p>
          </table:table-cell>
          <table:table-cell office:value-type="string" calcext:value-type="string">
            <text:p>erro semântic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 error in a program that makes it do something other than what the programmer inten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antics</text:p>
          </table:table-cell>
          <table:table-cell office:value-type="string" calcext:value-type="string">
            <text:p>semântic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meaning of a progra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equência de formataçã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ordered collection of values where each value is identified by an integer index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llow copy</text:p>
          </table:table-cell>
          <table:table-cell office:value-type="string" calcext:value-type="string">
            <text:p>cópia ras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 copy the contents of an object, including any references to embedded objects; implemented by the copy function in the copy modul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pe error</text:p>
          </table:table-cell>
          <table:table-cell office:value-type="string" calcext:value-type="string">
            <text:p>errro estrutura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 error caused because a value has the wrong shape; that is, the wrong type or siz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ll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program that allows users to type commands and then executes them by starting other program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let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list (or other sequence) with a single elem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fati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part of a string specified by a range of indic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 case</text:p>
          </table:table-cell>
          <table:table-cell office:value-type="string" calcext:value-type="string">
            <text:p>caso especi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test case that is atypical or non-obvious (and less likely to be handled correctly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ck diagram</text:p>
          </table:table-cell>
          <table:table-cell office:value-type="string" calcext:value-type="string">
            <text:p>diagrama de pilha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graphical representation of a stack of functions, their variables, and the values they refer to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 diagram</text:p>
          </table:table-cell>
          <table:table-cell office:value-type="string" calcext:value-type="string">
            <text:p>diagrama de esta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graphical representation of a set of variables and the values they refer to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ement</text:p>
          </table:table-cell>
          <table:table-cell office:value-type="string" calcext:value-type="string">
            <text:p>instruçã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section of code that represents a command or action. So far, the statements we have seen are assignments and print statemen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type that represents sequences of character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ujeito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object a method is invoked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ntax</text:p>
          </table:table-cell>
          <table:table-cell office:value-type="string" calcext:value-type="string">
            <text:p>sintax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rules that govern the structure of a program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yntax error</text:p>
          </table:table-cell>
          <table:table-cell office:value-type="string" calcext:value-type="string">
            <text:p>erro sintátic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 error in a program that makes it impossible to parse (and therefore impossible to interpret)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orary variable</text:p>
          </table:table-cell>
          <table:table-cell office:value-type="string" calcext:value-type="string">
            <text:p>variável temporár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variable used to store an intermediate value in a complex calcul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 file</text:p>
          </table:table-cell>
          <table:table-cell office:value-type="string" calcext:value-type="string">
            <text:p>arquivo-texto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equence of characters stored in permanent storage like a hard driv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k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e of the basic elements of the syntactic structure of a program, analogous to a word in a natural langu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ba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 list of the functions that are executing, printed when an exception occur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verse</text:p>
          </table:table-cell>
          <table:table-cell office:value-type="string" calcext:value-type="string">
            <text:p>percorr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o iterate through the items in a sequence, performing a similar operation on each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ple</text:p>
          </table:table-cell>
          <table:table-cell office:value-type="string" calcext:value-type="string">
            <text:p>tupl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 immutable sequence of elements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uple assignment</text:p>
          </table:table-cell>
          <table:table-cell office:value-type="string" calcext:value-type="string">
            <text:p>desempacotamento de tupl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assignment with a sequence on the right side and a tuple of variables on the left. The right side is evaluated and then its elements are assigned to the variables on the lef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category of values. The types we have seen so far are integers (type int), floating-point numbers (type float), and strings (type str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ype-based dispatch</text:p>
          </table:table-cell>
          <table:table-cell office:value-type="string" calcext:value-type="string">
            <text:p>despacho por tipo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programming pattern that checks the type of an operand and invokes different functions for different typ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atualizaçã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assignment where the new value of the variable depends on the 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e of the basic units of data, like a number or string, that a program manipulates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tab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 object that appears in a dictionary as the second part of a key-value pair. This is more specific than our previous use of the word “value”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riáv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name that refers to a valu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neer</text:p>
          </table:table-cell>
          <table:table-cell office:value-type="string" calcext:value-type="string">
            <text:p>“verniz” ou fachada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method or function that provides a different interface to another function without doing much comput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id function</text:p>
          </table:table-cell>
          <table:table-cell office:value-type="string" calcext:value-type="string">
            <text:p>“função nula” ou procedimento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function that always returns Non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st case</text:p>
          </table:table-cell>
          <table:table-cell office:value-type="string" calcext:value-type="string">
            <text:p>pior caso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input that makes a given algorithm run slowest (or require the most spac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p object</text:p>
          </table:table-cell>
          <table:table-cell office:value-type="string" calcext:value-type="string">
            <text:p>objeto ``zip``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result of calling a built-in function zip; an object that iterates through a sequence of tuples.</text:p>
          </table:table-cell>
          <table:table-cell table:number-columns-repeated="1019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18:06:37.384539000</dc:date>
    <meta:editing-duration>PT23M20S</meta:editing-duration>
    <meta:editing-cycles>4</meta:editing-cycles>
    <meta:generator>LibreOffice/4.3.7.2$MacOSX_X86_64 LibreOffice_project/8a35821d8636a03b8bf4e15b48f59794652c68ba</meta:generator>
    <meta:document-statistic meta:table-count="1" meta:cell-count="1143" meta:object-count="0"/>
  </office:meta>
</office:document-meta>
</file>